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c854d" officeooo:paragraph-rsid="001c854d"/>
    </style:style>
    <style:style style:name="P2" style:family="paragraph" style:parent-style-name="Header">
      <style:text-properties officeooo:rsid="001c854d" officeooo:paragraph-rsid="001c854d"/>
    </style:style>
    <style:style style:name="P3" style:family="paragraph" style:parent-style-name="Title">
      <style:text-properties officeooo:rsid="001c854d" officeooo:paragraph-rsid="001c85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PORT MINI PROJE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854d" officeooo:paragraph-rsid="001c85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omain Cocogne<text:tab/>ELEC4<text:tab/>04/2020</text:p>
      </style:header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9T13:59:52.553434539</meta:creation-date>
    <dc:date>2020-04-09T15:07:49.265792710</dc:date>
    <meta:editing-duration>PT1H8M</meta:editing-duration>
    <meta:editing-cycles>1</meta:editing-cycles>
    <meta:generator>LibreOffice/6.4.2.2$Linux_X86_64 LibreOffice_project/470efa65018866d4eccd0320fc85de07297c8d71</meta:generator>
    <meta:document-statistic meta:table-count="0" meta:image-count="0" meta:object-count="0" meta:page-count="1" meta:paragraph-count="3" meta:word-count="8" meta:character-count="49" meta:non-whitespace-character-count="43"/>
  </office:meta>
</office:document-meta>
</file>